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41ff10" officeooo:paragraph-rsid="0041ff10"/>
    </style:style>
    <style:style style:name="P2" style:family="paragraph" style:parent-style-name="Standard">
      <style:text-properties officeooo:rsid="004b775f" officeooo:paragraph-rsid="004b775f"/>
    </style:style>
    <style:style style:name="P3" style:family="paragraph" style:parent-style-name="Standard">
      <style:text-properties officeooo:paragraph-rsid="0042aa44"/>
    </style:style>
    <style:style style:name="P4" style:family="paragraph" style:parent-style-name="Text_20_body">
      <style:text-properties officeooo:rsid="004db678" officeooo:paragraph-rsid="004db678"/>
    </style:style>
    <style:style style:name="P5" style:family="paragraph" style:parent-style-name="Standard" style:list-style-name="L1">
      <style:text-properties officeooo:rsid="00456d2d" officeooo:paragraph-rsid="00456d2d"/>
    </style:style>
    <style:style style:name="P6" style:family="paragraph" style:parent-style-name="Standard" style:list-style-name="L1">
      <style:text-properties officeooo:rsid="00456d2d" officeooo:paragraph-rsid="0041ff10"/>
    </style:style>
    <style:style style:name="P7" style:family="paragraph" style:parent-style-name="Standard" style:list-style-name="L1">
      <style:text-properties officeooo:rsid="0042aa44" officeooo:paragraph-rsid="0042aa44"/>
    </style:style>
    <style:style style:name="P8" style:family="paragraph" style:parent-style-name="Standard" style:list-style-name="L1">
      <style:text-properties officeooo:rsid="0043524b" officeooo:paragraph-rsid="0043524b"/>
    </style:style>
    <style:style style:name="P9" style:family="paragraph" style:parent-style-name="Standard" style:list-style-name="L1">
      <style:text-properties officeooo:rsid="004d5b26" officeooo:paragraph-rsid="004c54e7"/>
    </style:style>
    <style:style style:name="P10" style:family="paragraph" style:parent-style-name="Standard" style:list-style-name="L2">
      <style:text-properties officeooo:rsid="004b775f" officeooo:paragraph-rsid="004b775f"/>
    </style:style>
    <style:style style:name="P11" style:family="paragraph" style:parent-style-name="Standard">
      <style:text-properties officeooo:rsid="005082ee" officeooo:paragraph-rsid="005082ee"/>
    </style:style>
    <style:style style:name="P12" style:family="paragraph" style:parent-style-name="Heading_20_2">
      <style:text-properties officeooo:rsid="004db678" officeooo:paragraph-rsid="004db678"/>
    </style:style>
    <style:style style:name="P13" style:family="paragraph" style:parent-style-name="Heading_20_2">
      <style:text-properties officeooo:rsid="0048aeb6"/>
    </style:style>
    <style:style style:name="P14" style:family="paragraph" style:parent-style-name="Heading_20_2">
      <style:text-properties officeooo:rsid="00388d17" officeooo:paragraph-rsid="002ee91a"/>
    </style:style>
    <style:style style:name="T1" style:family="text">
      <style:text-properties officeooo:rsid="003dca1f"/>
    </style:style>
    <style:style style:name="T2" style:family="text">
      <style:text-properties officeooo:rsid="0045373c"/>
    </style:style>
    <style:style style:name="T3" style:family="text">
      <style:text-properties officeooo:rsid="004b775f"/>
    </style:style>
    <style:style style:name="T4" style:family="text">
      <style:text-properties officeooo:rsid="004c54e7"/>
    </style:style>
    <style:style style:name="T5" style:family="text">
      <style:text-properties officeooo:rsid="004db678"/>
    </style:style>
    <style:style style:name="T6" style:family="text">
      <style:text-properties officeooo:rsid="004dfe2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5373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5">6</text:span> : <text:span text:style-name="T1">Configuration Pipeline Logstash</text:span></text:h>
      <text:p text:style-name="Standard"/>
      <text:p text:style-name="Standard"/>
      <text:h text:style-name="Heading_20_2" text:outline-level="2"><text:span text:style-name="T5">6.1 </text:span>Traitement des <text:span text:style-name="T3">logs</text:span> apache</text:h>
      <text:p text:style-name="P1">Nous voulons améliorer la pipeline logstash du TP précédent. </text:p>
      <text:p text:style-name="P1">Le répertoire de logs Apache contient différents fichiers en fonction des virtual host configuré sur Apache. </text:p>
      <text:p text:style-name="P1">La pipeline doit :</text:p>
      <text:list xml:id="list1771694964" text:style-name="L1">
        <text:list-item>
          <text:p text:style-name="P5">Utiliser un input file traitant tous les fichiers d’un répertoire</text:p>
        </text:list-item>
        <text:list-item>
          <text:p text:style-name="P6">Alimenter des types de documents différents en fonction des noms des fichiers de trace </text:p>
        </text:list-item>
        <text:list-item>
          <text:p text:style-name="P7">Convertir le champ « bytes » en un type long</text:p>
        </text:list-item>
        <text:list-item>
          <text:p text:style-name="P8">Alimenter la géo-localisation à partir de l’IP du client</text:p>
        </text:list-item>
        <text:list-item>
          <text:p text:style-name="P8"><text:span text:style-name="T2">Affecter</text:span> le champ <text:span text:style-name="T7">timestamp</text:span> <text:span text:style-name="T2">au champ </text:span><text:span text:style-name="T8">@timestamp</text:span></text:p>
        </text:list-item>
        <text:list-item>
          <text:p text:style-name="P9"><text:span text:style-name="T6">Créer des champs day,month,year</text:span> qui <text:span text:style-name="T4">isolera respectivement le jour, le mois et l’année d</text:span>e l’événement</text:p>
        </text:list-item>
      </text:list>
      <text:p text:style-name="P11"/>
      <text:p text:style-name="P11">Modifier le nom d el’index ElasticSerach vers lequel les documents sont acheminés.</text:p>
      <text:h text:style-name="Heading_20_2" text:outline-level="2"><text:span text:style-name="T5">6.2 </text:span>Traitement des logs Jboss</text:h>
      <text:p text:style-name="P2">L’objectif est de garder toutes les lignes :</text:p>
      <text:list xml:id="list44141118" text:style-name="L2">
        <text:list-item>
          <text:p text:style-name="P10">WARNING, ERROR ou FATAL</text:p>
        </text:list-item>
        <text:list-item>
          <text:p text:style-name="P10">Et les exceptions</text:p>
        </text:list-item>
      </text:list>
      <text:p text:style-name="P3"/>
      <text:h text:style-name="P12" text:outline-level="2">6.3 Exécution simultanée des 2 pipelines</text:h>
      <text:p text:style-name="P4">Mettre au point le fichier pipelines.yml qui configure les 2 pipelines précédentes. </text:p>
      <text:p text:style-name="P4">Utiliser un modèle d’exécution différent pour chaque pipeline</text:p>
      <text:h text:style-name="P13" text:outline-level="2"/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11-15T09:49:26.533031305</dc:date>
    <meta:editing-duration>PT13H55M35S</meta:editing-duration>
    <meta:editing-cycles>58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170" meta:character-count="1043" meta:non-whitespace-character-count="896"/>
  </office:meta>
</office:document-meta>
</file>